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Times New Roman" fo:font-weight="normal" style:font-weight-asian="normal" style:font-weight-complex="normal"/>
    </style:style>
    <style:style style:name="P2" style:family="paragraph" style:parent-style-name="Standard">
      <style:text-properties style:font-name="Times New Roman"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ration module architecture</text:p>
      <text:p text:style-name="P1"/>
      <text:p text:style-name="P1">These classes are all auxiliary to the base of the Recon system, which loops through a sequence of operations. The two major classes here are OperationManager, which knows the class-classname relationship for all the operations, and Operation, which defines and abstract op that Recon can talk to without knowing any details of the overloaded op.</text:p>
      <text:p text:style-name="P1"/>
      <text:p text:style-name="P2">class Parameter (object)</text:p>
      <text:p text:style-name="P1"/>
      <text:p text:style-name="P2">Members:</text:p>
      <text:p text:style-name="P1">name<text:tab/><text:tab/>Text name of the parameter</text:p>
      <text:p text:style-name="P1">type<text:tab/><text:tab/>Data type of the parameter</text:p>
      <text:p text:style-name="P1">default<text:tab/><text:tab/>Default value </text:p>
      <text:p text:style-name="P1">description<text:tab/>Optional description</text:p>
      <text:p text:style-name="P1"/>
      <text:p text:style-name="P2">Methods:</text:p>
      <text:p text:style-name="P1">__init__(self, name, type="str", default=None, description="")</text:p>
      <text:p text:style-name="P1"><text:tab/>Sets up a named, typed Parameter with an optional descriptive tag. Such parameters are used in <text:tab/>some image operations</text:p>
      <text:p text:style-name="P1"/>
      <text:p text:style-name="P1">valuate(self, valspec)</text:p>
      <text:p text:style-name="P1"><text:tab/>Evaluates to an appropriate value, given self's type. For instance, if self is an int, valuate returns <text:tab/>an int from valspec.</text:p>
      <text:p text:style-name="P1"/>
      <text:p text:style-name="P1"/>
      <text:p text:style-name="P2">class Operation (object)</text:p>
      <text:p text:style-name="P1"/>
      <text:p text:style-name="P1">The Operation class prototypes an abstract operation, which has parameters, and can be run on an image. In the actual implementation of operations, run will be overloaded, and params may or may not be filled out with Parameter objects. In initializing any of these subclasses, the constructor here is called, which passes control to the configure method, which sets up Parameter values from specifications found in the config file.</text:p>
      <text:p text:style-name="P1"/>
      <text:p text:style-name="P2">Members:</text:p>
      <text:p text:style-name="P1">params<text:tab/><text:tab/>A list intended to be filled with Parameter object in a subclass.</text:p>
      <text:p text:style-name="P1"><text:tab/><text:tab/></text:p>
      <text:p text:style-name="P2">Methods:</text:p>
      <text:p text:style-name="P1">__init__(self, **kwargs): self.configure(**kwargs)</text:p>
      <text:p text:style-name="P1"/>
      <text:p text:style-name="P1">configure(self, **kwargs)</text:p>
      <text:p text:style-name="P1"><text:tab/>This method fills in values of Parameter objects in the params list by popping values from the <text:tab/>kwargs dict, using the Parameter name as a keyword. If the keyword is not in the dict, the default <text:tab/>value of the Parameter is used. If there are are unused items in the dict (ie unanticipated <text:tab/>parameters), an exception is raised.</text:p>
      <text:p text:style-name="P1"/>
      <text:p text:style-name="P1">run(self, image): pass</text:p>
      <text:p text:style-name="P1"><text:tab/>The entry-point into any subclass logic, intended to be overloaded.</text:p>
      <text:p text:style-name="P1"/>
      <text:p text:style-name="P2">class RunLogger (object)</text:p>
      <text:p text:style-name="P1"/>
      <text:p text:style-name="P1">RunLogger is a simple class which can write info about an operation to an output stream.</text:p>
      <text:p text:style-name="P1"/>
      <text:p text:style-name="P1"><text:span text:style-name="T1">Members</text:span>:</text:p>
      <text:p text:style-name="P1">ostream<text:tab/>to what stream to log</text:p>
      <text:p text:style-name="P1">_magic_string = "#!/usr/bin/env runops"</text:p>
      <text:p text:style-name="P1"/>
      <text:p text:style-name="P2">Methods:</text:p>
      <text:p text:style-name="P1">__init__(self, ostream=sys.stdout)</text:p>
      <text:p text:style-name="P1"><text:tab/>Sets ostream and writes “magic string”</text:p>
      <text:p text:style-name="P1"/>
      <text:p text:style-name="P1">_format_doc(self, doc)</text:p>
      <text:p text:style-name="P1"><text:tab/>Writes a “#” at the beginning of each line of doc.</text:p>
      <text:p text:style-name="P1"/>
      <text:p text:style-name="P1">logop(self, operation)</text:p>
      <text:p text:style-name="P1"><text:tab/>Writes name and parameters of operations, in the same format as the config file.</text:p>
      <text:p text:style-name="P1"/>
      <text:p text:style-name="P2">class OperationManager</text:p>
      <text:p text:style-name="P1"/>
      <text:p text:style-name="P1">The constructor for OperationManager creates a list of all available imaging operation classes(scans for Python classes which are subclasses of Operation in imaging.operations). The list is indexed by the operation's name as a string. </text:p>
      <text:p text:style-name="P1"/>
      <text:p text:style-name="P2">Members:</text:p>
      <text:p text:style-name="P1">_op_index<text:tab/>Contains the {obname : obclass} dictionary</text:p>
      <text:p text:style-name="P1"/>
      <text:p text:style-name="P2">Methods:</text:p>
      <text:p text:style-name="P1">__init__(self)</text:p>
      <text:p text:style-name="P1"><text:tab/>Calls _load_operation_index() to populate _op_index with a list of valid operation classes</text:p>
      <text:p text:style-name="P1"/>
      <text:p text:style-name="P1">_load_operation_index(self)</text:p>
      <text:p text:style-name="P1"><text:tab/>Steps through the returned list of <text:span text:style-name="T2">(name, obj)</text:span><text:span text:style-name="T3"> pairs</text:span> from _get_operation_modules, adding a new <text:tab/>{name : obj} dictionary entry into _op_index for any subclass of Operation</text:p>
      <text:p text:style-name="P1"/>
      <text:p text:style-name="P1">_get_operation_modules(self)</text:p>
      <text:p text:style-name="P1"><text:tab/>Finds and imports all Python modules in imaging/operation. Returns a list of the return value of <text:tab/>__import__(...) for each module.</text:p>
      <text:p text:style-name="P1"/>
      <text:p text:style-name="P1">getOperationNames(self</text:p>
      <text:p text:style-name="P1"><text:tab/>Returns a sorted set of keys from the _op_index dictionary</text:p>
      <text:p text:style-name="P1"/>
      <text:p text:style-name="P1">getOperation(self, opname)</text:p>
      <text:p text:style-name="P1"><text:tab/>Returns the opclass value in _op_index for a given opname ke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43$Build-8986</meta:generator>
    <meta:creation-date>2006-01-27T16:18:23</meta:creation-date>
    <dc:date>2006-01-30T14:13:16</dc:date>
    <dc:language>en-US</dc:language>
    <meta:editing-cycles>9</meta:editing-cycles>
    <meta:editing-duration>PT3H58M25S</meta:editing-duration>
    <meta:user-defined meta:name="Info 1"/>
    <meta:user-defined meta:name="Info 2"/>
    <meta:user-defined meta:name="Info 3"/>
    <meta:user-defined meta:name="Info 4"/>
    <meta:document-statistic meta:table-count="0" meta:image-count="0" meta:object-count="0" meta:page-count="2" meta:paragraph-count="51" meta:word-count="523" meta:character-count="3299"/>
  </office:meta>
</office:document-meta>
</file>